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3pt" style:font-size-asian="13pt" style:font-size-complex="13pt" fo:language="ru" fo:country="RU"/>
    </style:style>
    <style:style style:name="P2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3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5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6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7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10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11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12" style:parent-style-name="Standard" style:family="paragraph">
      <style:paragraph-properties fo:text-align="center"/>
      <style:text-properties fo:font-size="13pt" style:font-size-asian="13pt" style:font-size-complex="13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7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8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1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2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3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4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5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6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30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3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olumn33" style:family="table-column">
      <style:table-column-properties style:column-width="0.8423in" style:use-optimal-column-width="false"/>
    </style:style>
    <style:style style:name="TableColumn34" style:family="table-column">
      <style:table-column-properties style:column-width="3.8687in" style:use-optimal-column-width="false"/>
    </style:style>
    <style:style style:name="TableColumn35" style:family="table-column">
      <style:table-column-properties style:column-width="2.2138in" style:use-optimal-column-width="false"/>
    </style:style>
    <style:style style:name="Table32" style:family="table">
      <style:table-properties style:width="6.92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3pt" style:font-size-asian="13pt" style:font-size-complex="13pt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3pt" style:font-size-asian="13pt" style:font-size-complex="13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>
        <style:tab-stops>
          <style:tab-stop style:type="center" style:position="1.0687in"/>
        </style:tab-stops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3pt" style:font-size-asian="13pt" style:font-size-complex="13pt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3pt" style:font-size-asian="13pt" style:font-size-complex="13pt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3pt" style:font-size-asian="13pt" style:font-size-complex="13pt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3pt" style:font-size-asian="13pt" style:font-size-complex="13pt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3pt" style:font-size-asian="13pt" style:font-size-complex="13pt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3pt" style:font-size-asian="13pt" style:font-size-complex="13pt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3pt" style:font-size-asian="13pt" style:font-size-complex="13pt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3pt" style:font-size-asian="13pt" style:font-size-complex="13pt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3pt" style:font-size-asian="13pt" style:font-size-complex="13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3pt" style:font-size-asian="13pt" style:font-size-complex="13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>Автономная некоммерческая организация</text:p>
      <text:p text:style-name="P2">«ОБРАЗОВАНИЕ ДЛЯ ВСЕХ»</text:p>
      <text:p text:style-name="P3"/>
      <text:p text:style-name="P4"/>
      <text:p text:style-name="P5"/>
      <text:p text:style-name="P6"/>
      <text:p text:style-name="P7"/>
      <text:p text:style-name="P8"><text:span text:style-name="T9">СВИДЕТЕЛЬСТВО №</text:span><text:span text:style-name="T10"><text:s/></text:span><text:database-display text:table-name="Лист1$" text:table-type="table" text:column-name="Номер_свид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Номер_свид»</text:database-display></text:p>
      <text:p text:style-name="P11"/>
      <text:p text:style-name="P12"/>
      <text:p text:style-name="P13"><text:span text:style-name="T14">Настоящее свидетельство выдано<text:s/></text:span><text:database-display text:table-name="Лист1$" text:table-type="table" text:column-name="Фамилия_ДП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Фамилия_ДП»</text:database-display></text:p>
      <text:p text:style-name="P15"><text:span text:style-name="T16"><text:s text:c="41"/></text:span><text:span text:style-name="T17"><text:s text:c="26"/></text:span><text:span text:style-name="T18"><text:s text:c="3"/></text:span><text:database-display text:table-name="Лист1$" text:table-type="table" text:column-name="Имя_ДП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Имя_ДП»</text:database-display><text:span text:style-name="T19"><text:s text:c="39"/></text:span></text:p>
      <text:p text:style-name="P20"><text:span text:style-name="T21"><text:s text:c="9"/></text:span><text:span text:style-name="T22"><text:s text:c="66"/></text:span><text:span text:style-name="T23"><text:s text:c="4"/></text:span><text:database-display text:table-name="Лист1$" text:table-type="table" text:column-name="Отчество_ДП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Отчество_ДП»</text:database-display></text:p>
      <text:p text:style-name="Standard"><text:span text:style-name="T24">в том, что он(а) в период с<text:s/></text:span><text:database-display text:table-name="Лист1$" text:table-type="table" text:column-name="Дата_начала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Дата_начала»</text:database-display><text:span text:style-name="T25"><text:s/>по<text:s/></text:span><text:database-display text:table-name="Лист1$" text:table-type="table" text:column-name="Дата_окончания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Дата_окончания»</text:database-display></text:p>
      <text:p text:style-name="Standard"><text:span text:style-name="T26">прошел обучение по программе<text:s/></text:span><text:span text:style-name="T27">«Компьютерные науки»</text:span></text:p>
      <text:p text:style-name="P28"/>
      <text:p text:style-name="P29"/>
      <text:p text:style-name="Standard"><text:span text:style-name="T30">За время обучения<text:s/></text:span><text:database-display text:table-name="Лист1$" text:table-type="table" text:column-name="Фамилия_ИО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Фамилия_ИО»</text:database-display><text:span text:style-name="T31"><text:s/>обнаружил следующие знания: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№</text:p>
          </table:table-cell>
          <table:table-cell table:style-name="TableCell39">
            <text:p text:style-name="P40">Дисциплина</text:p>
          </table:table-cell>
          <table:table-cell table:style-name="TableCell41">
            <text:p text:style-name="P42">Оценка</text:p>
          </table:table-cell>
        </table:table-row>
        <table:table-row table:style-name="TableRow43">
          <table:table-cell table:style-name="TableCell44">
            <text:p text:style-name="P45">1.</text:p>
          </table:table-cell>
          <table:table-cell table:style-name="TableCell46">
            <text:p text:style-name="P47">Информационные технологии</text:p>
          </table:table-cell>
          <table:table-cell table:style-name="TableCell48">
            <text:p text:style-name="P49"><text:database-display text:table-name="Лист1$" text:table-type="table" text:column-name="ИТ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ИТ»</text:database-display></text:p>
          </table:table-cell>
        </table:table-row>
        <table:table-row table:style-name="TableRow50">
          <table:table-cell table:style-name="TableCell51">
            <text:p text:style-name="P52">2.</text:p>
          </table:table-cell>
          <table:table-cell table:style-name="TableCell53">
            <text:p text:style-name="P54">Состав и устройство компьютера</text:p>
          </table:table-cell>
          <table:table-cell table:style-name="TableCell55">
            <text:p text:style-name="TableContents"><text:database-display text:table-name="Лист1$" text:table-type="table" text:column-name="СиУ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СиУ»</text:database-display></text:p>
          </table:table-cell>
        </table:table-row>
        <table:table-row table:style-name="TableRow56">
          <table:table-cell table:style-name="TableCell57">
            <text:p text:style-name="P58">3.</text:p>
          </table:table-cell>
          <table:table-cell table:style-name="TableCell59">
            <text:p text:style-name="P60">Программирование</text:p>
          </table:table-cell>
          <table:table-cell table:style-name="TableCell61">
            <text:p text:style-name="TableContents"><text:database-display text:table-name="Лист1$" text:table-type="table" text:column-name="Пр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Пр»</text:database-display></text:p>
          </table:table-cell>
        </table:table-row>
        <table:table-row table:style-name="TableRow62">
          <table:table-cell table:style-name="TableCell63">
            <text:p text:style-name="P64">4.</text:p>
          </table:table-cell>
          <table:table-cell table:style-name="TableCell65">
            <text:p text:style-name="P66">Компьютерные сети</text:p>
          </table:table-cell>
          <table:table-cell table:style-name="TableCell67">
            <text:p text:style-name="TableContents"><text:database-display text:table-name="Лист1$" text:table-type="table" text:column-name="КС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КС»</text:database-display></text:p>
          </table:table-cell>
        </table:table-row>
        <table:table-row table:style-name="TableRow68">
          <table:table-cell table:style-name="TableCell69">
            <text:p text:style-name="P70">5.</text:p>
          </table:table-cell>
          <table:table-cell table:style-name="TableCell71">
            <text:p text:style-name="P72">Компьютерная графика</text:p>
          </table:table-cell>
          <table:table-cell table:style-name="TableCell73">
            <text:p text:style-name="TableContents"><text:database-display text:table-name="Лист1$" text:table-type="table" text:column-name="КГ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КГ»</text:database-display></text:p>
          </table:table-cell>
        </table:table-row>
        <table:table-row table:style-name="TableRow74">
          <table:table-cell table:style-name="TableCell75">
            <text:p text:style-name="P76">6.</text:p>
          </table:table-cell>
          <table:table-cell table:style-name="TableCell77">
            <text:p text:style-name="P78">Сайтостроение</text:p>
          </table:table-cell>
          <table:table-cell table:style-name="TableCell79">
            <text:p text:style-name="TableContents"><text:database-display text:table-name="Лист1$" text:table-type="table" text:column-name="СС"><form:connection-resource xlink:href="file:///C:\sosi-main\sosi-main\база.xlsx#mainDocumentType=0&amp;linkToQuery=1&amp;dataType=5&amp;connectString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Лист1$%60&amp;dataSource=C:\sosi-main\sosi-main\база.xlsx&amp;odsoUdl=Provider%3DMicrosoft.ACE.OLEDB.12.0;User%20ID%3DAdmin;Data%20Source%3DC:\sosi-main\sosi-main\база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Лист1$&amp;odsoSrc=C:\sosi-main\sosi-main\база.xlsx&amp;odsoColDelim=9&amp;odsoType=1&amp;odsoFHdr=1&amp;fieldMapLid=1049&amp;fieldMapDataEnd=1&amp;fieldMapLid=1049&amp;fieldMapDataEnd=2&amp;fieldMapLid=1049&amp;fieldMapDataEnd=3&amp;fieldMapLid=1049&amp;fieldMapDataEnd=4&amp;fieldMapLid=1049&amp;fieldMapDataEnd=5&amp;fieldMapLid=1049&amp;fieldMapDataEnd=6&amp;fieldMapLid=1049&amp;fieldMapDataEnd=7&amp;fieldMapLid=1049&amp;fieldMapDataEnd=8&amp;fieldMapLid=1049&amp;fieldMapDataEnd=9&amp;fieldMapLid=1049&amp;fieldMapDataEnd=10&amp;fieldMapLid=1049&amp;fieldMapDataEnd=11&amp;fieldMapLid=1049&amp;fieldMapDataEnd=12&amp;fieldMapLid=1049&amp;fieldMapDataEnd=13&amp;fieldMapLid=1049&amp;fieldMapDataEnd=14&amp;fieldMapLid=1049&amp;fieldMapDataEnd=15&amp;fieldMapLid=1049&amp;fieldMapDataEnd=16&amp;fieldMapLid=1049&amp;fieldMapDataEnd=17&amp;fieldMapLid=1049&amp;fieldMapDataEnd=18&amp;fieldMapLid=1049&amp;fieldMapDataEnd=19&amp;fieldMapLid=1049&amp;fieldMapDataEnd=20&amp;fieldMapLid=1049&amp;fieldMapDataEnd=21&amp;fieldMapLid=1049&amp;fieldMapDataEnd=22&amp;fieldMapLid=1049&amp;fieldMapDataEnd=23&amp;fieldMapLid=1049&amp;fieldMapDataEnd=24&amp;fieldMapLid=1049&amp;fieldMapDataEnd=25&amp;fieldMapLid=1049&amp;fieldMapDataEnd=26&amp;fieldMapLid=1049&amp;fieldMapDataEnd=27&amp;fieldMapLid=1049&amp;fieldMapDataEnd=28&amp;fieldMapLid=1049&amp;fieldMapDataEnd=29&amp;fieldMapLid=1049&amp;fieldMapDataEnd=30"/>«СС»</text:database-display>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imbus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видетельство</dc:title>
    <dc:creator>ddd</dc:creator>
    <meta:creation-date>2025-12-04T18:44:00Z</meta:creation-date>
    <dc:date>2025-12-04T20:48:00Z</dc:date>
    <meta:template xlink:href="Normal" xlink:type="simple"/>
    <meta:editing-cycles>3</meta:editing-cycles>
    <meta:editing-duration>PT1380S</meta:editing-duration>
    <meta:document-statistic meta:page-count="1" meta:paragraph-count="2" meta:word-count="154" meta:character-count="1036" meta:row-count="7" meta:non-whitespace-character-count="884"/>
  </office:meta>
</office:document-meta>
</file>